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Verdana"/>
    </style:style>
    <style:style style:name="P3" style:family="paragraph" style:parent-style-name="Standard">
      <style:paragraph-properties fo:text-align="center" style:justify-single-word="false"/>
      <style:text-properties style:font-name="Verdana"/>
    </style:style>
    <style:style style:name="P4" style:family="paragraph" style:parent-style-name="Text_20_body">
      <style:paragraph-properties fo:text-align="center" style:justify-single-word="false"/>
      <style:text-properties style:font-name="Verdana" fo:font-size="28pt" style:text-underline-style="none" style:font-size-asian="28pt" style:font-size-complex="28pt"/>
    </style:style>
    <style:style style:name="P5" style:family="paragraph" style:parent-style-name="Text_20_body">
      <style:paragraph-properties fo:text-align="center" style:justify-single-word="false"/>
      <style:text-properties style:font-name="Verdana" fo:font-size="20pt" style:text-underline-style="none" style:font-size-asian="20pt" style:font-size-complex="20pt"/>
    </style:style>
    <style:style style:name="P6" style:family="paragraph" style:parent-style-name="Text_20_body">
      <style:paragraph-properties fo:text-align="center" style:justify-single-word="false"/>
      <style:text-properties style:font-name="Verdana" fo:font-size="36pt" style:text-underline-style="none" style:font-size-asian="36pt" style:font-size-complex="36pt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Verdana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Verdana"/>
    </style:style>
    <style:style style:name="P10" style:family="paragraph" style:parent-style-name="Standard">
      <style:paragraph-properties fo:text-align="center" style:justify-single-word="false"/>
      <style:text-properties fo:color="#ff950e" style:text-outline="true" style:text-line-through-style="none" style:font-name="Verdana" fo:font-size="36pt" fo:font-style="normal" fo:text-shadow="1pt 1pt" style:text-underline-style="none" fo:font-weight="bold" style:letter-kerning="true" style:font-name-asian="Verdana" style:font-size-asian="36pt" style:font-style-asian="normal" style:font-weight-asian="bold" style:font-name-complex="Verdana" style:font-size-complex="36pt" style:font-style-complex="normal" style:font-weight-complex="bold" style:text-emphasize="none"/>
    </style:style>
    <style:style style:name="P11" style:family="paragraph" style:parent-style-name="Standard">
      <style:paragraph-properties fo:text-align="center" style:justify-single-word="false"/>
      <style:text-properties fo:color="#ff950e" style:text-outline="true" style:text-line-through-style="none" style:font-name="Verdana" fo:font-size="20pt" fo:font-style="normal" fo:text-shadow="1pt 1pt" style:text-underline-style="none" fo:font-weight="bold" style:letter-kerning="true" style:font-name-asian="Verdana" style:font-size-asian="20pt" style:font-style-asian="normal" style:font-weight-asian="bold" style:font-name-complex="Verdana" style:font-size-complex="20pt" style:font-style-complex="normal" style:font-weight-complex="bold" style:text-emphasize="none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 style:list-style-name="L1">
      <style:paragraph-properties fo:margin-top="0.499cm" fo:margin-bottom="0cm" fo:text-align="start" style:justify-single-word="false"/>
      <style:text-properties fo:color="#ff950e" style:text-outline="true" style:font-name="Verdana" fo:text-shadow="1pt 1pt" fo:font-weight="bold" style:font-weight-asian="bold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 text:is-list-header="true"/>
      <text:h text:style-name="P7" text:outline-level="1" text:is-list-header="true"/>
      <text:h text:style-name="P7" text:outline-level="1" text:is-list-header="true"/>
      <text:p text:style-name="P10">Blender konference 2010</text:p>
      <text:p text:style-name="P6"/>
      <text:p text:style-name="P4"/>
      <text:p text:style-name="P11">Základy modelování v Blenderu 2.5x </text:p>
      <text:p text:style-name="P5"/>
      <text:p text:style-name="P2"/>
      <text:p text:style-name="P2"/>
      <text:p text:style-name="P2"/>
      <text:p text:style-name="P3">X_H_N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41234616" text:style-name="L1">
        <text:list-item>
          <text:p text:style-name="P13">User preference (nastavení)</text:p>
        </text:list-item>
      </text:list>
      <text:list xml:id="list41226658" text:style-name="L2">
        <text:list-item>
          <text:list>
            <text:list-item>
              <text:p text:style-name="P8">klávesové zkratky</text:p>
            </text:list-item>
            <text:list-item>
              <text:p text:style-name="P8">ukázka add-onů</text:p>
            </text:list-item>
          </text:list>
        </text:list-item>
      </text:list>
      <text:list xml:id="list41386928" text:continue-list="list41234616" text:style-name="L1">
        <text:list-item>
          <text:p text:style-name="P13">Seznámení s UI</text:p>
          <text:list>
            <text:list-item>
              <text:p text:style-name="P9">viewport</text:p>
            </text:list-item>
            <text:list-item>
              <text:p text:style-name="P9">outliner</text:p>
            </text:list-item>
            <text:list-item>
              <text:p text:style-name="P9">properties</text:p>
            </text:list-item>
          </text:list>
        </text:list-item>
        <text:list-item>
          <text:p text:style-name="P13">Modifikátory</text:p>
          <text:list>
            <text:list-item>
              <text:p text:style-name="P9">mirror</text:p>
            </text:list-item>
            <text:list-item>
              <text:p text:style-name="P9">subsurf</text:p>
            </text:list-item>
            <text:list-item>
              <text:p text:style-name="P9">...</text:p>
            </text:list-item>
            <text:list-item>
              <text:p text:style-name="P9">...</text:p>
            </text:list-item>
          </text:list>
        </text:list-item>
        <text:list-item>
          <text:p text:style-name="P13">Nástroje a funkce</text:p>
        </text:list-item>
        <text:list-item>
          <text:p text:style-name="P13">Názorná ukázka</text:p>
          <text:list>
            <text:list-item>
              <text:p text:style-name="P9">příprava (reference)</text:p>
            </text:list-item>
            <text:list-item>
              <text:p text:style-name="P9">modelování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Lucida Sans Unicode" style:font-size-asian="24pt" style:font-weight-asian="bold" style:font-name-complex="Tahoma1" style:font-size-complex="24pt" style:font-weight-complex="bold"/>
    </style:style>
    <style:style style:name="Objekt_20_se_20_šipkou" style:display-name="Objekt se šipkou" style:family="paragraph" style:parent-style-name="Standard"/>
    <style:style style:name="Objekt_20_se_20_stínováním" style:display-name="Objekt se stínováním" style:family="paragraph" style:parent-style-name="Standard"/>
    <style:style style:name="Objekt_20_bez_20_výpln_3f_" style:display-name="Objekt bez výpln?" style:family="paragraph" style:parent-style-name="Standard"/>
    <style:style style:name="Text" style:family="paragraph" style:parent-style-name="Caption" style:class="extra"/>
    <style:style style:name="T_3f_lo_20_textu" style:display-name="T?lo textu" style:family="paragraph" style:parent-style-name="Standard"/>
    <style:style style:name="Zarovnané_20_textové_20_t_3f_lo" style:display-name="Zarovnané textové t?lo" style:family="paragraph" style:parent-style-name="Standard">
      <style:paragraph-properties fo:text-align="start" style:justify-single-word="false"/>
    </style:style>
    <style:style style:name="Odsazení_20_prvního_20__3f_ádku" style:display-name="Odsazení prvního ?ádku" style:family="paragraph" style:parent-style-name="Standard">
      <style:paragraph-properties fo:margin-left="0cm" fo:margin-right="0cm" fo:text-indent="0.6cm" style:auto-text-indent="false"/>
    </style:style>
    <style:style style:name="Titulek" style:family="paragraph" style:parent-style-name="Standard"/>
    <style:style style:name="Titul1" style:family="paragraph" style:parent-style-name="Standard">
      <style:paragraph-properties fo:text-align="center" style:justify-single-word="false"/>
    </style:style>
    <style:style style:name="Titul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Nadpis1" style:family="paragraph" style:parent-style-name="Standard">
      <style:paragraph-properties fo:margin-top="0.42cm" fo:margin-bottom="0.21cm"/>
    </style:style>
    <style:style style:name="Nadpis2" style:family="paragraph" style:parent-style-name="Standard">
      <style:paragraph-properties fo:margin-top="0.42cm" fo:margin-bottom="0.21cm"/>
    </style:style>
    <style:style style:name="Kótovací_20__3f_ára" style:display-name="Kótovací ?ára" style:family="paragraph" style:parent-style-name="Standard"/>
    <style:style style:name="Výchozí_7e_LT_7e_Gliederung_20_1" style:display-name="Výchozí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Výchozí_7e_LT_7e_Gliederung_20_2" style:display-name="Výchozí~LT~Gliederung 2" style:family="paragraph" style:parent-style-name="Výchozí_7e_LT_7e_Gliederung_20_1">
      <style:paragraph-properties fo:margin-top="0cm" fo:margin-bottom="0.4cm"/>
      <style:text-properties fo:font-size="28pt" style:font-size-asian="28pt" style:font-size-complex="28pt"/>
    </style:style>
    <style:style style:name="Výchozí_7e_LT_7e_Gliederung_20_3" style:display-name="Výchozí~LT~Gliederung 3" style:family="paragraph" style:parent-style-name="Výchozí_7e_LT_7e_Gliederung_20_2">
      <style:paragraph-properties fo:margin-top="0cm" fo:margin-bottom="0.3cm"/>
      <style:text-properties fo:font-size="24pt" style:font-size-asian="24pt" style:font-size-complex="24pt"/>
    </style:style>
    <style:style style:name="Výchozí_7e_LT_7e_Gliederung_20_4" style:display-name="Výchozí~LT~Gliederung 4" style:family="paragraph" style:parent-style-name="Výchozí_7e_LT_7e_Gliederung_20_3">
      <style:paragraph-properties fo:margin-top="0cm" fo:margin-bottom="0.199cm"/>
      <style:text-properties fo:font-size="20pt" style:font-size-asian="20pt" style:font-size-complex="20pt"/>
    </style:style>
    <style:style style:name="Výchozí_7e_LT_7e_Gliederung_20_5" style:display-name="Výchozí~LT~Gliederung 5" style:family="paragraph" style:parent-style-name="Výchozí_7e_LT_7e_Gliederung_20_4">
      <style:paragraph-properties fo:margin-top="0cm" fo:margin-bottom="0.101cm"/>
    </style:style>
    <style:style style:name="Výchozí_7e_LT_7e_Gliederung_20_6" style:display-name="Výchozí~LT~Gliederung 6" style:family="paragraph" style:parent-style-name="Výchozí_7e_LT_7e_Gliederung_20_5"/>
    <style:style style:name="Výchozí_7e_LT_7e_Gliederung_20_7" style:display-name="Výchozí~LT~Gliederung 7" style:family="paragraph" style:parent-style-name="Výchozí_7e_LT_7e_Gliederung_20_6"/>
    <style:style style:name="Výchozí_7e_LT_7e_Gliederung_20_8" style:display-name="Výchozí~LT~Gliederung 8" style:family="paragraph" style:parent-style-name="Výchozí_7e_LT_7e_Gliederung_20_7"/>
    <style:style style:name="Výchozí_7e_LT_7e_Gliederung_20_9" style:display-name="Výchozí~LT~Gliederung 9" style:family="paragraph" style:parent-style-name="Výchozí_7e_LT_7e_Gliederung_20_8"/>
    <style:style style:name="Výchozí_7e_LT_7e_Titel" style:display-name="Výchozí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Výchozí_7e_LT_7e_Untertitel" style:display-name="Výchozí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Výchozí_7e_LT_7e_Notizen" style:display-name="Výchozí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Výchozí_7e_LT_7e_Hintergrundobjekte" style:display-name="Výchozí~LT~Hintergrundobjekte" style:family="paragraph">
      <style:paragraph-properties style:text-autospace="none"/>
      <style:text-properties style:letter-kerning="true"/>
    </style:style>
    <style:style style:name="Výchozí_7e_LT_7e_Hintergrund" style:display-name="Výchozí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ulek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kty_20_pozadí" style:display-name="Objekty pozadí" style:family="paragraph">
      <style:paragraph-properties style:text-autospace="none"/>
      <style:text-properties style:letter-kerning="true"/>
    </style:style>
    <style:style style:name="Pozadí" style:family="paragraph">
      <style:paragraph-properties style:text-autospace="none"/>
      <style:text-properties style:letter-kerning="true"/>
    </style:style>
    <style:style style:name="Poznámky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snova_20_1" style:display-name="Osnova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snova_20_2" style:display-name="Osnova 2" style:family="paragraph" style:parent-style-name="Osnova_20_1">
      <style:paragraph-properties fo:margin-top="0cm" fo:margin-bottom="0.4cm"/>
      <style:text-properties fo:font-size="28pt" style:font-size-asian="28pt" style:font-size-complex="28pt"/>
    </style:style>
    <style:style style:name="Osnova_20_3" style:display-name="Osnova 3" style:family="paragraph" style:parent-style-name="Osnova_20_2">
      <style:paragraph-properties fo:margin-top="0cm" fo:margin-bottom="0.3cm"/>
      <style:text-properties fo:font-size="24pt" style:font-size-asian="24pt" style:font-size-complex="24pt"/>
    </style:style>
    <style:style style:name="Osnova_20_4" style:display-name="Osnova 4" style:family="paragraph" style:parent-style-name="Osnova_20_3">
      <style:paragraph-properties fo:margin-top="0cm" fo:margin-bottom="0.199cm"/>
      <style:text-properties fo:font-size="20pt" style:font-size-asian="20pt" style:font-size-complex="20pt"/>
    </style:style>
    <style:style style:name="Osnova_20_5" style:display-name="Osnova 5" style:family="paragraph" style:parent-style-name="Osnova_20_4">
      <style:paragraph-properties fo:margin-top="0cm" fo:margin-bottom="0.101cm"/>
    </style:style>
    <style:style style:name="Osnova_20_6" style:display-name="Osnova 6" style:family="paragraph" style:parent-style-name="Osnova_20_5"/>
    <style:style style:name="Osnova_20_7" style:display-name="Osnova 7" style:family="paragraph" style:parent-style-name="Osnova_20_6"/>
    <style:style style:name="Osnova_20_8" style:display-name="Osnova 8" style:family="paragraph" style:parent-style-name="Osnova_20_7"/>
    <style:style style:name="Osnova_20_9" style:display-name="Osnova 9" style:family="paragraph" style:parent-style-name="Osnova_20_8"/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Heading_20__28_user_29_" style:display-name="Heading (user)" style:family="paragraph">
      <style:paragraph-properties fo:margin-top="0.746cm" fo:margin-bottom="0.374cm" style:text-autospace="none"/>
      <style:text-properties style:font-name="Arial" fo:font-size="14pt" style:font-name-asian="Arial" style:font-size-asian="14pt" style:font-name-complex="Arial" style:font-size-complex="14pt"/>
    </style:style>
    <style:style style:name="heading_20_1" style:display-name="heading 1" style:family="paragraph">
      <style:paragraph-properties fo:margin-top="0.746cm" fo:margin-bottom="0.374cm" style:text-autospace="none"/>
      <style:text-properties style:font-name="Times New Roman" fo:font-size="24pt" fo:font-weight="bold" style:font-name-asian="Times New Roman" style:font-size-asian="24pt" style:font-weight-asian="bold" style:font-name-complex="Times New Roman" style:font-size-complex="24pt" style:font-weight-complex="bold"/>
    </style:style>
    <style:style style:name="WW-Titulek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ulek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ulek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umbering_20_Symbols" style:display-name="Numbering Symbols" style:family="paragraph">
      <style:paragraph-properties style:text-autospace="none"/>
      <style:text-properties fo:font-size="12pt" style:font-size-asian="12pt" style:font-size-complex="12pt"/>
    </style:style>
    <style:style style:name="WW-Titulek123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shadow="none" fo:background-color="#cccccc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16T17:35:00.95</meta:creation-date>
    <dc:date>2010-04-16T21:26:17.66</dc:date>
    <meta:editing-duration>PT00H50M04S</meta:editing-duration>
    <meta:editing-cycles>7</meta:editing-cycles>
    <meta:generator>OpenOffice.org/3.0$Win32 OpenOffice.org_project/300m15$Build-9379</meta:generator>
    <meta:document-statistic meta:table-count="0" meta:image-count="0" meta:object-count="0" meta:page-count="2" meta:paragraph-count="19" meta:word-count="51" meta:character-count="285"/>
    <meta:user-defined meta:name="Informace 1"/>
    <meta:user-defined meta:name="Informace 2"/>
    <meta:user-defined meta:name="Informace 3"/>
    <meta:user-defined meta:name="Informace 4"/>
  </office:meta>
</office:document-meta>
</file>